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F600000CE551C6A7B0D1994119.png" manifest:media-type="image/png"/>
  <manifest:file-entry manifest:full-path="Pictures/10000000000009F600000CE510FAB75E8646DF3B.png" manifest:media-type="image/png"/>
  <manifest:file-entry manifest:full-path="Pictures/10000000000009F600000CE5E855656B39A034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25cm" fo:min-width="0.225cm"/>
    </style:style>
    <style:style style:name="gr9" style:family="graphic" style:parent-style-name="standard">
      <style:graphic-properties draw:stroke="none" svg:stroke-color="#000000" draw:fill="none" draw:fill-color="#ffffff" fo:min-height="5.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1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3.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64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225cm" fo:min-width="0.449cm"/>
    </style:style>
    <style:style style:name="P1" style:family="paragraph">
      <loext:graphic-properties draw:fill="solid" draw:fill-color="#ffffff"/>
      <style:paragraph-properties style:writing-mode="lr-tb"/>
      <style:text-properties fo:font-size="22pt" style:font-size-asian="22pt" style:font-size-complex="22pt"/>
    </style:style>
    <style:style style:name="P2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2" draw:layer="layout" svg:width="21.589cm" svg:height="27.947cm" svg:x="-0.317cm" svg:y="0cm">
          <draw:image xlink:href="Pictures/10000000000009F600000CE5E855656B39A03401.png" xlink:type="simple" xlink:show="embed" xlink:actuate="onLoad" draw:mime-type="image/png">
            <text:p/>
          </draw:image>
        </draw:frame>
        <draw:frame draw:style-name="gr3" draw:text-style-name="P3" draw:layer="layout" svg:width="4.762cm" svg:height="0.635cm" svg:x="1.905cm" svg:y="2.222cm">
          <draw:text-box>
            <text:p><text:span text:style-name="T1">Fi</text:span><text:span text:style-name="T1">sh</text:span><text:span text:style-name="T1">b</text:span><text:span text:style-name="T1">o</text:span><text:span text:style-name="T1">y</text:span></text:p>
          </draw:text-box>
        </draw:frame>
        <draw:frame draw:style-name="gr3" draw:text-style-name="P3" draw:layer="layout" svg:width="4.128cm" svg:height="0.635cm" svg:x="14.922cm" svg:y="11.43cm">
          <draw:text-box>
            <text:p><text:span text:style-name="T2">Pea</text:span><text:span text:style-name="T2">nut </text:span><text:span text:style-name="T2">all</text:span><text:span text:style-name="T2">erg</text:span><text:span text:style-name="T2">y</text:span></text:p>
          </draw:text-box>
        </draw:frame>
        <draw:frame draw:style-name="gr3" draw:text-style-name="P3" draw:layer="layout" svg:width="0.636cm" svg:height="0.635cm" svg:x="12.282cm" svg:y="1.588cm">
          <draw:text-box>
            <text:p><text:span text:style-name="T3">3</text:span></text:p>
          </draw:text-box>
        </draw:frame>
        <draw:frame draw:style-name="gr3" draw:text-style-name="P3" draw:layer="layout" svg:width="1.27cm" svg:height="0.635cm" svg:x="8.255cm" svg:y="11.747cm">
          <draw:text-box>
            <text:p><text:span text:style-name="T3">1</text:span><text:span text:style-name="T3">d</text:span><text:span text:style-name="T3">6</text:span></text:p>
          </draw:text-box>
        </draw:frame>
        <draw:frame draw:style-name="gr4" draw:text-style-name="P3" draw:layer="layout" svg:width="0.952cm" svg:height="0.937cm" svg:x="12.065cm" svg:y="5.095cm">
          <draw:text-box>
            <text:p>30</text:p>
          </draw:text-box>
        </draw:frame>
        <draw:frame draw:style-name="gr5" draw:text-style-name="P3" draw:layer="layout" svg:width="0.635cm" svg:height="0.433cm" svg:x="1.27cm" svg:y="15.759cm">
          <draw:text-box>
            <text:p><text:span text:style-name="T4">+3</text:span></text:p>
          </draw:text-box>
        </draw:frame>
        <draw:frame draw:style-name="gr3" draw:text-style-name="P4" draw:layer="layout" svg:width="2.857cm" svg:height="0.635cm" svg:x="16.51cm" svg:y="1.587cm">
          <draw:text-box>
            <text:p><text:span text:style-name="T3">Z</text:span><text:span text:style-name="T3">ac</text:span></text:p>
          </draw:text-box>
        </draw:frame>
        <draw:frame draw:style-name="gr5" draw:text-style-name="P4" draw:layer="layout" svg:width="3.175cm" svg:height="0.433cm" svg:x="9.207cm" svg:y="1.789cm">
          <draw:text-box>
            <text:p><text:span text:style-name="T4">Ch</text:span><text:span text:style-name="T4">ao</text:span><text:span text:style-name="T4">s </text:span><text:span text:style-name="T4">So</text:span><text:span text:style-name="T4">rce</text:span><text:span text:style-name="T4">rer</text:span></text:p>
          </draw:text-box>
        </draw:frame>
        <draw:frame draw:style-name="gr3" draw:text-style-name="P4" draw:layer="layout" svg:width="2.54cm" svg:height="0.635cm" svg:x="9.207cm" svg:y="2.54cm">
          <draw:text-box>
            <text:p><text:span text:style-name="T5">D</text:span><text:span text:style-name="T5">e</text:span><text:span text:style-name="T5">m</text:span><text:span text:style-name="T5">o</text:span><text:span text:style-name="T5">n</text:span></text:p>
          </draw:text-box>
        </draw:frame>
        <draw:frame draw:style-name="gr6" draw:text-style-name="P4" draw:layer="layout" svg:width="0.635cm" svg:height="0.505cm" svg:x="1.27cm" svg:y="13.335cm">
          <draw:text-box>
            <text:p><text:span text:style-name="T6">+4</text:span></text:p>
          </draw:text-box>
        </draw:frame>
        <draw:frame draw:style-name="gr5" draw:text-style-name="P4" draw:layer="layout" svg:width="0.635cm" svg:height="0.433cm" svg:x="1.37cm" svg:y="18.299cm">
          <draw:text-box>
            <text:p><text:span text:style-name="T4">+3</text:span></text:p>
          </draw:text-box>
        </draw:frame>
        <draw:frame draw:style-name="gr7" draw:text-style-name="P4" draw:layer="layout" svg:width="0.635cm" svg:height="0.471cm" svg:x="1.587cm" svg:y="10.795cm">
          <draw:text-box>
            <text:p><text:span text:style-name="T7">+3</text:span></text:p>
          </draw:text-box>
        </draw:frame>
        <draw:frame draw:style-name="gr3" draw:text-style-name="P4" draw:layer="layout" svg:width="0.635cm" svg:height="0.635cm" svg:x="1.587cm" svg:y="5.715cm">
          <draw:text-box>
            <text:p><text:span text:style-name="T7">-2</text:span></text:p>
          </draw:text-box>
        </draw:frame>
        <draw:frame draw:style-name="gr5" draw:text-style-name="P4" draw:layer="layout" svg:width="0.635cm" svg:height="0.433cm" svg:x="1.27cm" svg:y="8.255cm">
          <draw:text-box>
            <text:p><text:span text:style-name="T4">+1</text:span></text:p>
          </draw:text-box>
        </draw:frame>
        <draw:custom-shape draw:style-name="gr8" draw:text-style-name="P5" draw:layer="layout" svg:width="0.317cm" svg:height="0.317cm" svg:x="3.175cm" svg:y="1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17cm" svg:height="0.317cm" svg:x="3.127cm" svg:y="1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635cm" svg:height="0.635cm" svg:x="3.175cm" svg:y="6.032cm">
          <draw:text-box>
            <text:p><text:span text:style-name="T1">+</text:span><text:span text:style-name="T1">2</text:span></text:p>
          </draw:text-box>
        </draw:frame>
        <draw:custom-shape draw:style-name="gr8" draw:text-style-name="P5" draw:layer="layout" svg:width="0.317cm" svg:height="0.317cm" svg:x="3.175cm" svg:y="9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317cm" svg:height="0.317cm" svg:x="3.175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53cm" svg:height="0.937cm" svg:x="7.937cm" svg:y="5.08cm">
          <draw:text-box>
            <text:p>11</text:p>
          </draw:text-box>
        </draw:frame>
        <draw:frame draw:style-name="gr9" draw:text-style-name="P4" draw:layer="layout" svg:width="4.128cm" svg:height="5.08cm" svg:x="9.207cm" svg:y="21.272cm">
          <draw:text-box>
            <text:p><text:span text:style-name="T4">En</text:span><text:span text:style-name="T4">ch</text:span><text:span text:style-name="T4">ant</text:span><text:span text:style-name="T4">ed </text:span><text:span text:style-name="T4">ro</text:span><text:span text:style-name="T4">be</text:span></text:p>
            <text:p><text:span text:style-name="T4"/></text:p>
            <text:p><text:span text:style-name="T4">Le</text:span><text:span text:style-name="T4">ath</text:span><text:span text:style-name="T4">er </text:span><text:span text:style-name="T4">Ar</text:span><text:span text:style-name="T4">m</text:span><text:span text:style-name="T4">or</text:span></text:p>
            <text:p><text:span text:style-name="T4"/></text:p>
          </draw:text-box>
        </draw:frame>
        <draw:frame draw:style-name="gr10" draw:text-style-name="P4" draw:layer="layout" svg:width="1.905cm" svg:height="0.412cm" svg:x="7.72cm" svg:y="13.87cm">
          <draw:text-box>
            <text:p><text:span text:style-name="T8">Da</text:span><text:span text:style-name="T8">gg</text:span><text:span text:style-name="T8">er</text:span></text:p>
          </draw:text-box>
        </draw:frame>
        <draw:frame draw:style-name="gr3" draw:text-style-name="P4" draw:layer="layout" svg:width="0.635cm" svg:height="0.635cm" svg:x="1.587cm" svg:y="6.55cm">
          <draw:text-box>
            <text:p><text:span text:style-name="T5">6</text:span></text:p>
          </draw:text-box>
        </draw:frame>
        <draw:frame draw:style-name="gr7" draw:text-style-name="P4" draw:layer="layout" svg:width="0.635cm" svg:height="0.471cm" svg:x="1.487cm" svg:y="19.214cm">
          <draw:text-box>
            <text:p><text:span text:style-name="T7">17</text:span></text:p>
          </draw:text-box>
        </draw:frame>
        <draw:frame draw:style-name="gr11" draw:text-style-name="P4" draw:layer="layout" svg:width="0.635cm" svg:height="0.547cm" svg:x="1.37cm" svg:y="14.162cm">
          <draw:text-box>
            <text:p><text:span text:style-name="T5">1</text:span><text:span text:style-name="T5">6</text:span></text:p>
          </draw:text-box>
        </draw:frame>
        <draw:frame draw:style-name="gr11" draw:text-style-name="P4" draw:layer="layout" svg:width="0.635cm" svg:height="0.547cm" svg:x="1.47cm" svg:y="16.627cm">
          <draw:text-box>
            <text:p><text:span text:style-name="T5">1</text:span><text:span text:style-name="T5">6</text:span></text:p>
          </draw:text-box>
        </draw:frame>
        <draw:frame draw:style-name="gr11" draw:text-style-name="P4" draw:layer="layout" svg:width="0.635cm" svg:height="0.547cm" svg:x="1.47cm" svg:y="11.622cm">
          <draw:text-box>
            <text:p><text:span text:style-name="T5">1</text:span><text:span text:style-name="T5">6</text:span></text:p>
          </draw:text-box>
        </draw:frame>
        <draw:frame draw:style-name="gr11" draw:text-style-name="P4" draw:layer="layout" svg:width="0.635cm" svg:height="0.547cm" svg:x="1.47cm" svg:y="9.082cm">
          <draw:text-box>
            <text:p><text:span text:style-name="T5">1</text:span><text:span text:style-name="T5">3</text:span></text:p>
          </draw:text-box>
        </draw:frame>
        <draw:frame draw:style-name="gr12" draw:text-style-name="P4" draw:layer="layout" svg:width="0.517cm" svg:height="0.417cm" svg:x="3.61cm" svg:y="14.505cm">
          <draw:text-box>
            <text:p><text:span text:style-name="T8">+5</text:span></text:p>
          </draw:text-box>
        </draw:frame>
        <draw:frame draw:style-name="gr12" draw:text-style-name="P4" draw:layer="layout" svg:width="0.517cm" svg:height="0.417cm" svg:x="-2.065cm" svg:y="14.602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cm" svg:y="13.135cm">
          <draw:text-box>
            <text:p><text:span text:style-name="T8">+6</text:span></text:p>
          </draw:text-box>
        </draw:frame>
        <draw:frame draw:style-name="gr10" draw:text-style-name="P4" draw:layer="layout" svg:width="0.517cm" svg:height="0.412cm" svg:x="3.71cm" svg:y="12.6cm">
          <draw:text-box>
            <text:p><text:span text:style-name="T8">-2</text:span></text:p>
          </draw:text-box>
        </draw:frame>
        <draw:frame draw:style-name="gr12" draw:text-style-name="P4" draw:layer="layout" svg:width="0.517cm" svg:height="0.417cm" svg:x="3.61cm" svg:y="11.212cm">
          <draw:text-box>
            <text:p><text:span text:style-name="T8">+1</text:span></text:p>
          </draw:text-box>
        </draw:frame>
        <draw:frame draw:style-name="gr12" draw:text-style-name="P4" draw:layer="layout" svg:width="0.517cm" svg:height="0.417cm" svg:x="3.61cm" svg:y="18.85cm">
          <draw:text-box>
            <text:p><text:span text:style-name="T8">+1</text:span></text:p>
          </draw:text-box>
        </draw:frame>
        <draw:frame draw:style-name="gr12" draw:text-style-name="P4" draw:layer="layout" svg:width="0.517cm" svg:height="0.417cm" svg:x="3.611cm" svg:y="18.313cm">
          <draw:text-box>
            <text:p><text:span text:style-name="T8">+1</text:span></text:p>
          </draw:text-box>
        </draw:frame>
        <draw:frame draw:style-name="gr12" draw:text-style-name="P4" draw:layer="layout" svg:width="0.517cm" svg:height="0.417cm" svg:x="3.611cm" svg:y="11.713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4.1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5.5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6.5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9.3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3.614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2cm" svg:y="12.1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5.014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2cm" svg:y="15.914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2cm" svg:y="17.414cm">
          <draw:text-box>
            <text:p><text:span text:style-name="T8">+3</text:span></text:p>
          </draw:text-box>
        </draw:frame>
        <draw:frame draw:style-name="gr12" draw:text-style-name="P4" draw:layer="layout" svg:width="0.517cm" svg:height="0.417cm" svg:x="3.612cm" svg:y="17.914cm">
          <draw:text-box>
            <text:p><text:span text:style-name="T8">+4</text:span></text:p>
          </draw:text-box>
        </draw:frame>
        <draw:frame draw:style-name="gr12" draw:text-style-name="P4" draw:layer="layout" svg:width="0.517cm" svg:height="0.417cm" svg:x="3.612cm" svg:y="16.914cm">
          <draw:text-box>
            <text:p><text:span text:style-name="T8">+3</text:span></text:p>
          </draw:text-box>
        </draw:frame>
        <draw:frame draw:style-name="gr10" draw:text-style-name="P4" draw:layer="layout" svg:width="1.905cm" svg:height="0.412cm" svg:x="7.721cm" svg:y="14.67cm">
          <draw:text-box>
            <text:p><text:span text:style-name="T8">Pic</text:span><text:span text:style-name="T8">ka</text:span><text:span text:style-name="T8">xe</text:span></text:p>
          </draw:text-box>
        </draw:frame>
        <draw:frame draw:style-name="gr10" draw:text-style-name="P4" draw:layer="layout" svg:width="1.096cm" svg:height="0.412cm" svg:x="10.016cm" svg:y="14.67cm">
          <draw:text-box>
            <text:p><text:span text:style-name="T8">1d</text:span><text:span text:style-name="T8">6</text:span></text:p>
          </draw:text-box>
        </draw:frame>
        <draw:frame draw:style-name="gr13" draw:text-style-name="P4" draw:layer="layout" svg:width="2.019cm" svg:height="0.57cm" svg:x="11.316cm" svg:y="14.57cm">
          <draw:text-box>
            <text:p><text:span text:style-name="T8">blu</text:span><text:span text:style-name="T8">dg</text:span><text:span text:style-name="T8">eo</text:span><text:span text:style-name="T8">nin</text:span><text:span text:style-name="T8">g</text:span></text:p>
          </draw:text-box>
        </draw:frame>
        <draw:frame draw:style-name="gr14" draw:text-style-name="P4" draw:layer="layout" svg:width="6.203cm" svg:height="13.1cm" svg:x="14.117cm" svg:y="13.57cm">
          <draw:text-box>
            <text:p><text:span text:style-name="T8">Re</text:span><text:span text:style-name="T8">fle</text:span><text:span text:style-name="T8">ct </text:span><text:span text:style-name="T8">spe</text:span><text:span text:style-name="T8">ll </text:span><text:span text:style-name="T8">run</text:span><text:span text:style-name="T8">es</text:span></text:p>
            <text:p><text:span text:style-name="T8"/></text:p>
          </draw:text-box>
        </draw:frame>
        <draw:frame draw:style-name="gr3" draw:text-style-name="P3" draw:layer="layout" svg:width="1.27cm" svg:height="0.635cm" svg:x="10.155cm" svg:y="6.748cm">
          <draw:text-box>
            <text:p><text:span text:style-name="T3">2</text:span><text:span text:style-name="T3">0</text:span></text:p>
          </draw:text-box>
        </draw:frame>
        <draw:frame draw:style-name="gr10" draw:text-style-name="P4" draw:layer="layout" svg:width="1.096cm" svg:height="0.412cm" svg:x="10.016cm" svg:y="13.87cm">
          <draw:text-box>
            <text:p><text:span text:style-name="T8">1d</text:span><text:span text:style-name="T8">6</text:span></text:p>
          </draw:text-box>
        </draw:frame>
        <draw:frame draw:style-name="gr13" draw:text-style-name="P4" draw:layer="layout" svg:width="2.019cm" svg:height="0.57cm" svg:x="11.317cm" svg:y="13.87cm">
          <draw:text-box>
            <text:p><text:span text:style-name="T8">Pie</text:span><text:span text:style-name="T8">rci</text:span><text:span text:style-name="T8">ng</text:span></text:p>
          </draw:text-box>
        </draw:frame>
        <draw:frame draw:style-name="gr3" draw:text-style-name="P3" draw:layer="layout" svg:width="1.27cm" svg:height="0.635cm" svg:x="7.955cm" svg:y="7.649cm">
          <draw:text-box>
            <text:p><text:span text:style-name="T3">2</text:span><text:span text:style-name="T3">0</text:span></text:p>
          </draw:text-box>
        </draw:frame>
        <draw:frame draw:style-name="gr13" draw:text-style-name="P4" draw:layer="layout" svg:width="2.019cm" svg:height="0.57cm" svg:x="11.317cm" svg:y="15.37cm">
          <draw:text-box>
            <text:p><text:span text:style-name="T8">blu</text:span><text:span text:style-name="T8">dg</text:span><text:span text:style-name="T8">eo</text:span><text:span text:style-name="T8">nin</text:span><text:span text:style-name="T8">g</text:span></text:p>
          </draw:text-box>
        </draw:frame>
        <draw:frame draw:style-name="gr15" draw:text-style-name="P4" draw:layer="layout" svg:width="1.414cm" svg:height="1.645cm" svg:x="10.016cm" svg:y="15.37cm">
          <draw:text-box>
            <text:p><text:span text:style-name="T8">1d</text:span><text:span text:style-name="T8">6 </text:span><text:span text:style-name="T8">+D</text:span><text:span text:style-name="T8">EX</text:span></text:p>
            <text:p><text:span text:style-name="T8">+P</text:span><text:span text:style-name="T8">RO</text:span><text:span text:style-name="T8">F </text:span><text:span text:style-name="T8">to </text:span><text:span text:style-name="T8">hit</text:span></text:p>
          </draw:text-box>
        </draw:frame>
        <draw:frame draw:style-name="gr10" draw:text-style-name="P4" draw:layer="layout" svg:width="1.096cm" svg:height="0.412cm" svg:x="10.016cm" svg:y="14.67cm">
          <draw:text-box>
            <text:p><text:span text:style-name="T8">1d</text:span><text:span text:style-name="T8">6</text:span></text:p>
          </draw:text-box>
        </draw:frame>
        <draw:frame draw:style-name="gr10" draw:text-style-name="P4" draw:layer="layout" svg:width="1.905cm" svg:height="0.412cm" svg:x="7.716cm" svg:y="15.37cm">
          <draw:text-box>
            <text:p><text:span text:style-name="T8">Pit</text:span><text:span text:style-name="T8">chf</text:span><text:span text:style-name="T8">ork</text:span></text:p>
          </draw:text-box>
        </draw:frame>
        <draw:custom-shape draw:style-name="gr8" draw:text-style-name="P5" draw:layer="layout" svg:width="0.317cm" svg:height="0.317cm" svg:x="10.875cm" svg:y="12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master-page3">
        <draw:polygon draw:style-name="gr1" draw:text-style-name="P6" draw:layer="layout" svg:width="21.59cm" svg:height="27.94cm" svg:x="0cm" svg:y="0cm" svg:viewBox="0 0 21591 27941" draw:points="0,0 21591,0 21591,27941 0,27941">
          <text:p/>
        </draw:polygon>
        <draw:frame draw:style-name="gr2" draw:text-style-name="P7" draw:layer="layout" svg:width="21.589cm" svg:height="27.947cm" svg:x="0cm" svg:y="0cm">
          <draw:image xlink:href="Pictures/10000000000009F600000CE551C6A7B0D1994119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polygon draw:style-name="gr1" draw:text-style-name="P6" draw:layer="layout" svg:width="21.59cm" svg:height="27.94cm" svg:x="0cm" svg:y="0cm" svg:viewBox="0 0 21591 27941" draw:points="0,0 21591,0 21591,27941 0,27941">
          <text:p/>
        </draw:polygon>
        <draw:frame draw:style-name="gr2" draw:text-style-name="P7" draw:layer="layout" svg:width="21.589cm" svg:height="27.947cm" svg:x="0cm" svg:y="0cm">
          <draw:image xlink:href="Pictures/10000000000009F600000CE510FAB75E8646DF3B.png" xlink:type="simple" xlink:show="embed" xlink:actuate="onLoad" draw:mime-type="image/png">
            <text:p/>
          </draw:image>
        </draw:frame>
        <draw:frame draw:style-name="gr7" draw:text-style-name="P4" draw:layer="layout" svg:width="5.398cm" svg:height="0.471cm" svg:x="1.587cm" svg:y="12.065cm">
          <draw:text-box>
            <text:p><text:span text:style-name="T7">Vit</text:span><text:span text:style-name="T7">alit</text:span><text:span text:style-name="T7">y </text:span><text:span text:style-name="T7">Dra</text:span><text:span text:style-name="T7">in</text:span></text:p>
          </draw:text-box>
        </draw:frame>
        <draw:frame draw:style-name="gr7" draw:text-style-name="P4" draw:layer="layout" svg:width="5.398cm" svg:height="0.471cm" svg:x="1.587cm" svg:y="12.546cm">
          <draw:text-box>
            <text:p><text:span text:style-name="T7">A</text:span><text:span text:style-name="T7">u</text:span><text:span text:style-name="T7">r</text:span><text:span text:style-name="T7">a </text:span><text:span text:style-name="T7">B</text:span><text:span text:style-name="T7">l</text:span><text:span text:style-name="T7">a</text:span><text:span text:style-name="T7">s</text:span><text:span text:style-name="T7">t</text:span></text:p>
          </draw:text-box>
        </draw:frame>
        <draw:custom-shape draw:style-name="gr16" draw:text-style-name="P5" draw:layer="layout" svg:width="0.635cm" svg:height="0.317cm" svg:x="3.88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5.398cm" svg:height="0.471cm" svg:x="1.587cm" svg:y="14.032cm">
          <draw:text-box>
            <text:p><text:span text:style-name="T7">Trans</text:span><text:span text:style-name="T7">late </text:span><text:span text:style-name="T7">Spee</text:span><text:span text:style-name="T7">ch</text:span></text:p>
          </draw:text-box>
        </draw:frame>
        <draw:custom-shape draw:style-name="gr16" draw:text-style-name="P5" draw:layer="layout" svg:width="0.635cm" svg:height="0.317cm" svg:x="4.88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635cm" svg:height="0.317cm" svg:x="5.88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5.398cm" svg:height="0.471cm" svg:x="1.587cm" svg:y="13.514cm">
          <draw:text-box>
            <text:p><text:span text:style-name="T7">Tel</text:span><text:span text:style-name="T7">eki</text:span><text:span text:style-name="T7">nes</text:span><text:span text:style-name="T7">is</text:span></text:p>
          </draw:text-box>
        </draw:frame>
        <draw:frame draw:style-name="gr7" draw:text-style-name="P4" draw:layer="layout" svg:width="5.398cm" svg:height="0.471cm" svg:x="1.587cm" svg:y="13.047cm">
          <draw:text-box>
            <text:p><text:span text:style-name="T7">Re</text:span><text:span text:style-name="T7">ver</text:span><text:span text:style-name="T7">sio</text:span><text:span text:style-name="T7">n</text:span></text:p>
          </draw:text-box>
        </draw:frame>
        <draw:frame draw:style-name="gr7" draw:text-style-name="P4" draw:layer="layout" svg:width="5.398cm" svg:height="0.471cm" svg:x="1.587cm" svg:y="14.515cm">
          <draw:text-box>
            <text:p><text:span text:style-name="T7">Ra</text:span><text:span text:style-name="T7">ndo</text:span><text:span text:style-name="T7">mn</text:span><text:span text:style-name="T7">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27T22:11:32.719156627</dc:date>
    <meta:editing-duration>PT1H3M47S</meta:editing-duration>
    <meta:editing-cycles>7</meta:editing-cycles>
    <meta:generator>LibreOffice/7.3.4.2$Linux_X86_64 LibreOffice_project/30$Build-2</meta:generator>
    <meta:document-statistic meta:object-count="75"/>
  </office:meta>
</office:document-meta>
</file>